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57cm" fo:min-width="0.461cm"/>
    </style:style>
    <style:style style:name="gr5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.049cm"/>
    </style:style>
    <style:style style:name="gr9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35cm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2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86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5cm" fo:min-width="0.163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512cm"/>
    </style:style>
    <style:style style:name="gr1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cm"/>
    </style:style>
    <style:style style:name="gr1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021cm"/>
    </style:style>
    <style:style style:name="gr19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12cm"/>
    </style:style>
    <style:style style:name="gr23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13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6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7" style:family="paragraph">
      <style:paragraph-properties fo:text-align="center"/>
      <style:text-properties fo:color="#666666" fo:font-size="9pt" style:font-size-asian="9pt" style:font-size-complex="9pt"/>
    </style:style>
    <style:style style:name="P8" style:family="paragraph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9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P10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11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12" style:family="paragraph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fo:color="#666666" fo:font-size="9pt" style:font-size-asian="9pt" style:font-size-complex="9pt"/>
    </style:style>
    <style:style style:name="T8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9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1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2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5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6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3.2cm" svg:x="7.3cm" svg:y="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0.9cm" svg:x="7.9cm" svg:y="7.4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cm" svg:y1="8.6cm" svg:x2="7.9cm" svg:y2="8cm">
          <text:p/>
        </draw:line>
        <draw:line draw:style-name="gr3" draw:text-style-name="P1" draw:layer="layout" svg:x1="8.8cm" svg:y1="7.801cm" svg:x2="9.5cm" svg:y2="7.8cm">
          <text:p/>
        </draw:line>
        <draw:frame draw:style-name="gr4" draw:text-style-name="P3" draw:layer="layout" svg:width="1.116cm" svg:height="0.622cm" svg:x="6.4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5" draw:text-style-name="P4" draw:layer="layout" svg:width="0.9cm" svg:height="0.9cm" svg:x="10.7cm" svg:y="8.2cm">
            <text:p text:style-name="P1"><text:span text:style-name="T13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772cm" svg:height="0.155cm" draw:transform="rotate (-2.51275052409624) translate (11.5166311862205cm 8.47161647234873cm)" svg:viewBox="0 0 773 156" svg:d="M0 18c404 294 207-274 773 138">
            <text:p/>
          </draw:path>
        </draw:g>
        <draw:line draw:style-name="gr3" draw:text-style-name="P1" draw:layer="layout" svg:x1="10.1cm" svg:y1="7.8cm" svg:x2="10.8cm" svg:y2="8.4cm">
          <text:p/>
        </draw:line>
        <draw:frame draw:style-name="gr7" draw:text-style-name="P5" draw:layer="layout" svg:width="0.947cm" svg:height="0.607cm" svg:x="9.3cm" svg:y="7.5cm">
          <draw:text-box>
            <text:p><text:span text:style-name="T5">net</text:span></text:p>
          </draw:text-box>
        </draw:frame>
        <draw:frame draw:style-name="gr8" draw:text-style-name="P6" draw:layer="layout" svg:width="0.549cm" svg:height="0.493cm" svg:x="12.5cm" svg:y="8.507cm">
          <draw:text-box>
            <text:p><text:span text:style-name="T6">j</text:span></text:p>
          </draw:text-box>
        </draw:frame>
        <draw:g>
          <draw:custom-shape draw:style-name="gr9" draw:text-style-name="P7" draw:layer="layout" svg:width="0.9cm" svg:height="0.9cm" svg:x="4.101cm" svg:y="6.801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0.621cm" svg:height="0.493cm" svg:x="4.401cm" svg:y="7.101cm">
            <draw:text-box>
              <text:p><text:span text:style-name="T8">1</text:span></text:p>
            </draw:text-box>
          </draw:frame>
        </draw:g>
        <draw:line draw:style-name="gr3" draw:text-style-name="P1" draw:layer="layout" svg:x1="11.7cm" svg:y1="8.7cm" svg:x2="12.6cm" svg:y2="8.7cm">
          <text:p/>
        </draw:line>
        <draw:frame draw:style-name="gr11" draw:text-style-name="P5" draw:layer="layout" svg:width="0.663cm" svg:height="0.607cm" svg:x="12.354cm" svg:y="8.294cm">
          <draw:text-box>
            <text:p text:style-name="P5">y</text:p>
          </draw:text-box>
        </draw:frame>
        <draw:line draw:style-name="gr3" draw:text-style-name="P1" draw:layer="layout" svg:x1="6.5cm" svg:y1="7.2cm" svg:x2="7.9cm" svg:y2="7.8cm">
          <text:p/>
        </draw:line>
        <draw:line draw:style-name="gr12" draw:text-style-name="P1" draw:layer="layout" svg:x1="6.4cm" svg:y1="7.5cm" svg:x2="7.9cm" svg:y2="9cm">
          <text:p/>
        </draw:line>
        <draw:frame draw:style-name="gr13" draw:text-style-name="P6" draw:layer="layout" svg:width="0.549cm" svg:height="0.493cm" svg:x="9.748cm" svg:y="7.715cm">
          <draw:text-box>
            <text:p><text:span text:style-name="T6">j</text:span></text:p>
          </draw:text-box>
        </draw:frame>
        <draw:frame draw:style-name="gr14" draw:text-style-name="P6" draw:layer="layout" svg:width="0.68cm" svg:height="0.493cm" svg:x="4.22cm" svg:y="7.6cm">
          <draw:text-box>
            <text:p><text:span text:style-name="T6">...</text:span></text:p>
          </draw:text-box>
        </draw:frame>
        <draw:frame draw:style-name="gr14" draw:text-style-name="P6" draw:layer="layout" svg:width="0.68cm" svg:height="0.493cm" svg:x="4.22cm" svg:y="8.901cm">
          <draw:text-box>
            <text:p><text:span text:style-name="T6">...</text:span></text:p>
          </draw:text-box>
        </draw:frame>
        <draw:frame draw:style-name="gr15" draw:text-style-name="P9" draw:layer="layout" svg:width="4.253cm" svg:height="0.612cm" svg:x="8.3cm" svg:y="9.688cm">
          <draw:text-box>
            <text:p><text:span text:style-name="T5">j</text:span><text:span text:style-name="T9">th</text:span><text:span text:style-name="T10"> Artificial Spiking Neuron</text:span></text:p>
          </draw:text-box>
        </draw:frame>
        <draw:line draw:style-name="gr3" draw:text-style-name="P1" draw:layer="layout" svg:x1="4.99cm" svg:y1="8.6cm" svg:x2="5.6cm" svg:y2="8.6cm">
          <text:p/>
        </draw:line>
        <draw:line draw:style-name="gr3" draw:text-style-name="P1" draw:layer="layout" svg:x1="5cm" svg:y1="7.3cm" svg:x2="5.6cm" svg:y2="7.3cm">
          <text:p/>
        </draw:line>
        <draw:line draw:style-name="gr3" draw:text-style-name="P1" draw:layer="layout" svg:x1="5cm" svg:y1="9.9cm" svg:x2="5.6cm" svg:y2="9.9cm">
          <text:p/>
        </draw:line>
        <draw:frame draw:style-name="gr16" draw:text-style-name="P5" draw:layer="layout" svg:width="1.175cm" svg:height="0.666cm" svg:x="4.7cm" svg:y="7.8cm">
          <draw:text-box>
            <text:p><text:span text:style-name="T5">×</text:span><text:span text:style-name="T11">τ</text:span><text:span text:style-name="T12">syn</text:span></text:p>
          </draw:text-box>
        </draw:frame>
        <draw:g>
          <draw:custom-shape draw:style-name="gr2" draw:text-style-name="P4" draw:layer="layout" svg:width="0.9cm" svg:height="0.9cm" svg:x="5.59cm" svg:y="8.101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549cm" svg:height="0.493cm" svg:x="5.89cm" svg:y="8.401cm">
            <draw:text-box>
              <text:p><text:span text:style-name="T14">i</text:span></text:p>
            </draw:text-box>
          </draw:frame>
        </draw:g>
        <draw:g>
          <draw:custom-shape draw:style-name="gr2" draw:text-style-name="P4" draw:layer="layout" svg:width="0.9cm" svg:height="0.9cm" svg:x="5.591cm" svg:y="6.802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0.621cm" svg:height="0.493cm" svg:x="5.891cm" svg:y="7.102cm">
            <draw:text-box>
              <text:p><text:span text:style-name="T14">1</text:span></text:p>
            </draw:text-box>
          </draw:frame>
        </draw:g>
        <draw:g>
          <draw:custom-shape draw:style-name="gr2" draw:text-style-name="P4" draw:layer="layout" svg:width="0.9cm" svg:height="0.9cm" svg:x="5.591cm" svg:y="9.402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0.604cm" svg:height="0.408cm" svg:x="5.886cm" svg:y="9.793cm">
            <draw:text-box>
              <text:p><text:span text:style-name="T15">N</text:span></text:p>
            </draw:text-box>
          </draw:frame>
        </draw:g>
        <draw:frame draw:style-name="gr14" draw:text-style-name="P6" draw:layer="layout" svg:width="0.68cm" svg:height="0.493cm" svg:x="5.71cm" svg:y="7.601cm">
          <draw:text-box>
            <text:p><text:span text:style-name="T6">...</text:span></text:p>
          </draw:text-box>
        </draw:frame>
        <draw:frame draw:style-name="gr14" draw:text-style-name="P6" draw:layer="layout" svg:width="0.68cm" svg:height="0.493cm" svg:x="5.71cm" svg:y="8.902cm">
          <draw:text-box>
            <text:p><text:span text:style-name="T6">...</text:span></text:p>
          </draw:text-box>
        </draw:frame>
        <draw:custom-shape draw:style-name="gr19" draw:text-style-name="P2" draw:layer="layout" svg:width="0.9cm" svg:height="0.9cm" svg:x="7.9cm" svg:y="8.8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4cm" svg:y1="8.8cm" svg:x2="7.9cm" svg:y2="9.2cm">
          <text:p/>
        </draw:line>
        <draw:line draw:style-name="gr20" draw:text-style-name="P1" draw:layer="layout" svg:x1="8.8cm" svg:y1="9.201cm" svg:x2="9.5cm" svg:y2="9.2cm">
          <text:p/>
        </draw:line>
        <draw:frame draw:style-name="gr21" draw:text-style-name="P5" draw:layer="layout" svg:width="1.1cm" svg:height="0.607cm" svg:x="6.7cm" svg:y="6.9cm">
          <draw:text-box>
            <text:p><text:span text:style-name="T5">w</text:span></text:p>
          </draw:text-box>
        </draw:frame>
        <draw:frame draw:style-name="gr22" draw:text-style-name="P6" draw:layer="layout" svg:width="0.595cm" svg:height="0.493cm" svg:x="6.9cm" svg:y="7.1cm">
          <draw:text-box>
            <text:p><text:span text:style-name="T6">ij</text:span></text:p>
          </draw:text-box>
        </draw:frame>
        <draw:line draw:style-name="gr3" draw:text-style-name="P1" draw:layer="layout" svg:x1="6.5cm" svg:y1="9.9cm" svg:x2="8cm" svg:y2="8.2cm">
          <text:p/>
        </draw:line>
        <draw:line draw:style-name="gr12" draw:text-style-name="P1" draw:layer="layout" svg:x1="6.5cm" svg:y1="10cm" svg:x2="7.9cm" svg:y2="9.4cm">
          <text:p/>
        </draw:line>
        <draw:frame draw:style-name="gr23" draw:text-style-name="P12" draw:layer="layout" svg:width="0.595cm" svg:height="0.493cm" svg:x="6.906cm" svg:y="10.001cm">
          <draw:text-box>
            <text:p><text:span text:style-name="T2">ij</text:span></text:p>
          </draw:text-box>
        </draw:frame>
        <draw:frame draw:style-name="gr7" draw:text-style-name="P5" draw:layer="layout" svg:width="0.947cm" svg:height="0.622cm" svg:x="9.301cm" svg:y="8.901cm">
          <draw:text-box>
            <text:p><text:span text:style-name="T5">σ</text:span><text:span text:style-name="T4">2</text:span></text:p>
          </draw:text-box>
        </draw:frame>
        <draw:frame draw:style-name="gr13" draw:text-style-name="P6" draw:layer="layout" svg:width="0.549cm" svg:height="0.493cm" svg:x="9.5cm" svg:y="9.1cm">
          <draw:text-box>
            <text:p><text:span text:style-name="T6">j</text:span></text:p>
          </draw:text-box>
        </draw:frame>
        <draw:line draw:style-name="gr20" draw:text-style-name="P1" draw:layer="layout" svg:x1="9.9cm" svg:y1="9.2cm" svg:x2="10.7cm" svg:y2="8.8cm">
          <text:p/>
        </draw:line>
        <draw:line draw:style-name="gr3" draw:text-style-name="P1" draw:layer="layout" svg:x1="12.9cm" svg:y1="8.7cm" svg:x2="13.69cm" svg:y2="8.7cm">
          <text:p/>
        </draw:line>
        <draw:g>
          <draw:custom-shape draw:style-name="gr9" draw:text-style-name="P7" draw:layer="layout" svg:width="0.9cm" svg:height="0.9cm" svg:x="4.092cm" svg:y="8.102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8" draw:layer="layout" svg:width="0.621cm" svg:height="0.493cm" svg:x="4.392cm" svg:y="8.402cm">
            <draw:text-box>
              <text:p><text:span text:style-name="T8">i</text:span></text:p>
            </draw:text-box>
          </draw:frame>
        </draw:g>
        <draw:g>
          <draw:custom-shape draw:style-name="gr9" draw:text-style-name="P7" draw:layer="layout" svg:width="0.9cm" svg:height="0.9cm" svg:x="4.092cm" svg:y="9.402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8" draw:layer="layout" svg:width="0.654cm" svg:height="0.493cm" svg:x="4.392cm" svg:y="9.702cm">
            <draw:text-box>
              <text:p><text:span text:style-name="T8">N</text:span></text:p>
            </draw:text-box>
          </draw:frame>
        </draw:g>
        <draw:g>
          <draw:custom-shape draw:style-name="gr9" draw:text-style-name="P7" draw:layer="layout" svg:width="0.9cm" svg:height="0.9cm" svg:x="13.7cm" svg:y="8.2cm">
            <text:p text:style-name="P1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8" draw:layer="layout" svg:width="0.621cm" svg:height="0.493cm" svg:x="14cm" svg:y="8.5cm">
            <draw:text-box>
              <text:p><text:span text:style-name="T8">j</text:span></text:p>
            </draw:text-box>
          </draw:frame>
        </draw:g>
        <draw:frame draw:style-name="gr7" draw:text-style-name="P5" draw:layer="layout" svg:width="0.947cm" svg:height="0.649cm" svg:x="12.7cm" svg:y="8.1cm">
          <draw:text-box>
            <text:p><text:span text:style-name="T5">×</text:span><text:span text:style-name="T16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17T17:00:40.857569175</dc:date>
    <meta:editing-duration>PT4H30M19S</meta:editing-duration>
    <meta:editing-cycles>24</meta:editing-cycles>
    <meta:generator>LibreOffice/4.2.8.2$Linux_X86_64 LibreOffice_project/420m0$Build-2</meta:generator>
    <meta:document-statistic meta:object-count="59"/>
  </office:meta>
</office:document-meta>
</file>